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X &lt;serial number&gt;</text:p>
          </table:table-cell>
          <table:table-cell office:value-type="string">
            <text:p>Serial Number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3"/>
          <table:table-cell table:style-name="ce5" office:value-type="string">
            <text:p>Addres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03/20/2012</text:date>, <text:time>12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3-20T12:05:33</dc:date>
    <meta:editing-duration>PT21H45M10S</meta:editing-duration>
    <meta:editing-cycles>33</meta:editing-cycles>
    <meta:generator>LibreOffice/3.4$Linux LibreOffice_project/340m1$Build-402</meta:generator>
    <meta:document-statistic meta:table-count="3" meta:cell-count="402" meta:object-count="0"/>
  </office:meta>
</office:document-meta>
</file>